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5AEA80264F9883049.png" manifest:media-type="image/png"/>
  <manifest:file-entry manifest:full-path="Pictures/10000000000004B2000001983E760382A63FE655.png" manifest:media-type="image/png"/>
  <manifest:file-entry manifest:full-path="Pictures/10000000000004B20000025636A60C0263A9B599.png" manifest:media-type="image/png"/>
  <manifest:file-entry manifest:full-path="Pictures/10000000000004B20000021BE563AA1C5B85353A.png" manifest:media-type="image/png"/>
  <manifest:file-entry manifest:full-path="Pictures/10000000000003AB0000016873000D567603211C.png" manifest:media-type="image/png"/>
  <manifest:file-entry manifest:full-path="Pictures/10000000000004B2000002CE1308F556D9262EBB.png" manifest:media-type="image/png"/>
  <manifest:file-entry manifest:full-path="Pictures/10000000000004B2000002EB2D499FCA80450DDA.png" manifest:media-type="image/png"/>
  <manifest:file-entry manifest:full-path="Pictures/10000000000004B2000001FCB64AE04418165E43.png" manifest:media-type="image/png"/>
  <manifest:file-entry manifest:full-path="Pictures/10000000000004B20000026DE74010666065CB8F.png" manifest:media-type="image/png"/>
  <manifest:file-entry manifest:full-path="Pictures/10000000000004B200000255833DE81506FF88AA.png" manifest:media-type="image/png"/>
  <manifest:file-entry manifest:full-path="Pictures/10000000000004B20000042CCFB5BEEF1B632CE6.png" manifest:media-type="image/png"/>
  <manifest:file-entry manifest:full-path="Pictures/10000000000004B200000256007D381D3D98507D.png" manifest:media-type="image/png"/>
  <manifest:file-entry manifest:full-path="Pictures/10000000000004B200000395B015995E03B5A8F4.png" manifest:media-type="image/png"/>
  <manifest:file-entry manifest:full-path="Pictures/10000000000004B20000023AC6346F9EEBBDDD49.png" manifest:media-type="image/png"/>
  <manifest:file-entry manifest:full-path="Pictures/10000000000004B2000003A286F0E48EC07F092C.png" manifest:media-type="image/png"/>
  <manifest:file-entry manifest:full-path="Pictures/10000000000004B20000026F2188EC671A685E89.png" manifest:media-type="image/png"/>
  <manifest:file-entry manifest:full-path="Pictures/10000000000004B20000027CD3C9F5CE21C69ECA.png" manifest:media-type="image/png"/>
  <manifest:file-entry manifest:full-path="Pictures/10000000000004B200000207DF35AB21D64A59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73cm, 5.768cm, 1.398cm, 0.12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387cm, 2.715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" draw:text-style-name="P1" draw:layer="layout" svg:width="25.907cm" svg:height="18.033cm" svg:x="1.143cm" svg:y="1.905cm">
          <draw:image xlink:href="Pictures/10000000000004B2000003A286F0E48EC07F092C.png" xlink:type="simple" xlink:show="embed" xlink:actuate="onLoad">
            <text:p/>
          </draw:image>
        </draw:frame>
        <draw:frame draw:style-name="gr6" draw:text-style-name="P2" draw:layer="layout" svg:width="31.802cm" svg:height="16.43cm" svg:x="1.599cm" svg:y="20.701cm">
          <draw:image xlink:href="Pictures/10000000000004B20000026DE74010666065CB8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1" draw:text-style-name="P1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1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8" draw:text-style-name="P1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9" draw:text-style-name="P1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0" draw:text-style-name="P1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11" draw:text-style-name="P1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2" draw:text-style-name="P1" draw:layer="layout" svg:width="26.288cm" svg:height="18.16cm" svg:x="1.525cm" svg:y="1.652cm">
          <draw:image xlink:href="Pictures/10000000000004B2000003D5AEA80264F98830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4-30T13:04:00.439010716</dc:date>
    <meta:editing-duration>P1DT4H25M27S</meta:editing-duration>
    <meta:editing-cycles>72</meta:editing-cycles>
    <meta:generator>LibreOffice/6.0.7.3$Linux_X86_64 LibreOffice_project/00m0$Build-3</meta:generator>
    <meta:document-statistic meta:object-count="21"/>
  </office:meta>
</office:document-meta>
</file>